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86c5" officeooo:paragraph-rsid="001e86c5"/>
    </style:style>
    <style:style style:name="P2" style:family="paragraph" style:parent-style-name="Text_20_body" style:list-style-name="L1"/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71cm" fo:min-width="0.09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596cm" fo:min-width="1.596cm" style:writing-mode="lr-tb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762cm" fo:min-width="0cm" style:writing-mode="lr-tb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672cm" fo:min-width="1.672cm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1" form:control-implementation="ooo:com.sun.star.form.component.CheckBox" xml:id="control1" form:id="control1" form:label="Caixa de seleçã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O código implementa uma máquina de estados para múltiplos cliques:</text:p>
      <text:list text:style-name="L1">
        <text:list-item>
          <text:p text:style-name="P2">Detecta se cliques são parte de uma mesma sequência (usando tempo e posição).</text:p>
        </text:list-item>
        <text:list-item>
          <text:p text:style-name="P2">Gera um evento customizado (MY_EVENT) indicando quantos cliques ocorreram.</text:p>
        </text:list-item>
        <text:list-item>
          <text:p text:style-name="P2">Executa uma ação diferente para 1, 2, 3 ou 4 cliques.</text:p>
        </text:list-item>
      </text:list>
      <text:p text:style-name="Standard"/>
      <text:p text:style-name="P1">Máquina de Estado</text:p>
      <text:p text:style-name="P1"><draw:line text:anchor-type="paragraph" draw:z-index="6" draw:name="Linha 1" draw:style-name="gr3" draw:text-style-name="P4" svg:x1="2.309cm" svg:y1="1.834cm" svg:x2="5.02cm" svg:y2="1.887cm"><text:p/></draw:line><draw:line text:anchor-type="paragraph" draw:z-index="7" draw:name="Linha horizontal 1" draw:style-name="gr3" draw:text-style-name="P4" svg:x1="2.309cm" svg:y1="2.522cm" svg:x2="5.02cm" svg:y2="2.522cm"><text:p/></draw:line><draw:line text:anchor-type="paragraph" draw:z-index="8" draw:name="Linha 2" draw:style-name="gr3" draw:text-style-name="P4" svg:x1="5.854cm" svg:y1="3.104cm" svg:x2="5.854cm" svg:y2="4.771cm"><text:p/></draw:line><draw:line text:anchor-type="paragraph" draw:z-index="9" draw:name="Linha 3" draw:style-name="gr3" draw:text-style-name="P4" svg:x1="5.11cm" svg:y1="6.015cm" svg:x2="1.568cm" svg:y2="3.2cm"><text:p/></draw:line><draw:frame draw:style-name="fr1" draw:name="Quadro1" text:anchor-type="paragraph" svg:x="0.483cm" svg:y="1.401cm" svg:width="1.859cm" draw:z-index="0"><draw:text-box fo:min-height="1.859cm"><text:p text:style-name="Drawing"><draw:custom-shape text:anchor-type="paragraph" draw:z-index="1" draw:name="Forma 1" draw:style-name="gr6" draw:text-style-name="P4" svg:width="1.853cm" svg:height="1.853cm" svg:x="0.004cm" svg:y="0cm"><svg:title>Parado</svg:title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arado</text:p></draw:text-box></draw:frame><draw:frame draw:style-name="fr1" draw:name="Quadro2" text:anchor-type="paragraph" svg:x="5.11cm" svg:y="4.927cm" svg:width="1.769cm" draw:z-index="2"><draw:text-box fo:min-height="1.769cm"><text:p text:style-name="Drawing"><draw:custom-shape text:anchor-type="paragraph" draw:z-index="3" draw:name="Forma 4" draw:style-name="gr5" draw:text-style-name="P6" svg:width="1.763cm" svg:height="1.763cm" svg:x="0.002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vento</text:p></draw:text-box></draw:frame><draw:frame draw:style-name="fr1" draw:name="Quadro3" text:anchor-type="paragraph" svg:x="5.02cm" svg:y="1.339cm" svg:width="1.773cm" draw:z-index="4"><draw:text-box fo:min-height="1.773cm"><text:p text:style-name="Drawing"><draw:custom-shape text:anchor-type="paragraph" draw:z-index="5" draw:name="Forma 5" draw:style-name="gr4" draw:text-style-name="P5" svg:width="1.766cm" svg:height="1.766cm" svg:x="0.002cm" svg:y="0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Clicando</text:p></draw:text-box></draw:frame><draw:custom-shape text:anchor-type="paragraph" draw:z-index="10" draw:name="Forma 6" draw:style-name="gr2" svg:width="0.186cm" svg:height="0.212cm" svg:x="4.822cm" svg:y="1.808cm"><text:p/>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name="Forma 7" draw:style-name="gr2" svg:width="0.186cm" svg:height="0.212cm" svg:x="1.505cm" svg:y="3.25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Forma 8" draw:style-name="gr2" svg:width="0.186cm" svg:height="0.212cm" svg:x="5.727cm" svg:y="4.75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Forma 9" draw:style-name="gr2" svg:width="0.186cm" svg:height="0.212cm" svg:x="2.314cm" svg:y="2.44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ontrol text:anchor-type="as-char" draw:z-index="14" draw:name="Controle 1" draw:style-name="gr1" draw:text-style-name="P3" svg:width="8.573cm" svg:height="6.721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22:37:25.895690747</meta:creation-date>
    <dc:date>2025-10-04T23:35:09.009065518</dc:date>
    <meta:editing-duration>PT23M5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52" meta:character-count="311" meta:non-whitespace-character-count="269"/>
  </office:meta>
</office:document-meta>
</file>